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adornments="Mediu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font-size="14pt" style:font-size-asian="14pt" style:font-size-complex="14pt"/>
    </style:style>
    <style:style style:name="P2" style:family="paragraph" style:parent-style-name="Standard" style:list-style-name="WW8Num2">
      <style:text-properties style:font-name="Libre Franklin Medium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re Franklin Medium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re Franklin Medium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Libre Franklin Medium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normal" style:font-size-asian="14pt" style:font-weight-asian="normal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0000" loext:opacity="100%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7" style:family="text">
      <style:text-properties officeooo:rsid="0014aab9"/>
    </style:style>
    <style:style style:name="T8" style:family="text">
      <style:text-properties officeooo:rsid="001588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entecostés</text:span></text:p>
      <text:p text:style-name="P1"/>
      <text:p text:style-name="P1"/>
      <text:p text:style-name="P1"/>
      <text:p text:style-name="P1">Canto de entrada: <text:tab/>Veni Creator<text:tab/><text:tab/><text:tab/><text:tab/><text:tab/><text:tab/><text:tab/>(Cecilia)</text:p>
      <text:p text:style-name="P1"/>
      <text:p text:style-name="P1">Bendición del agua: <text:tab/>Tú has liberado de la esclavitud...<text:tab/><text:tab/><text:tab/>(Gabriel)</text:p>
      <text:p text:style-name="P1"/>
      <text:list xml:id="list3333472297" text:style-name="WW8Num2">
        <text:list-item>
          <text:p text:style-name="P2">Lectura: Génesis 11. 1 – 9 </text:p>
        </text:list-item>
      </text:list>
      <text:p text:style-name="P1">Canto: <text:tab/><text:tab/><text:tab/>Si el Señor no construye la casa - Salmo 127<text:tab/>(Claudia)</text:p>
      <text:p text:style-name="P1"/>
      <text:list xml:id="list91321319379609" text:continue-numbering="true" text:style-name="WW8Num2">
        <text:list-item>
          <text:p text:style-name="P2">Lectura: Éxodo 19, 3 – 8a. 16 – 20b </text:p>
        </text:list-item>
      </text:list>
      <text:p text:style-name="P1">Canto: <text:tab/><text:tab/><text:tab/>Yo te amo, Señor – Salmo 18<text:tab/><text:tab/><text:tab/><text:tab/>(Liliana)</text:p>
      <text:p text:style-name="P1"/>
      <text:list xml:id="list91321639762155" text:continue-numbering="true" text:style-name="WW8Num2">
        <text:list-item>
          <text:p text:style-name="P2">Lectura: Ezequiel 37, 1 – 14 </text:p>
        </text:list-item>
      </text:list>
      <text:p text:style-name="P1">Canto: <text:tab/><text:tab/><text:tab/>Os tomaré de entre las naciones<text:tab/><text:tab/><text:tab/><text:tab/>(Cristina)</text:p>
      <text:p text:style-name="P1"/>
      <text:list xml:id="list91321329922006" text:continue-numbering="true" text:style-name="WW8Num2">
        <text:list-item>
          <text:p text:style-name="P2">Lectura: Joel 3, 1 – 5</text:p>
        </text:list-item>
      </text:list>
      <text:p text:style-name="P1">Canto: <text:tab/><text:tab/><text:tab/>Sión, Madre de los pueblos – Salmo 87 (86)<text:tab/><text:tab/>(Liliana)</text:p>
      <text:p text:style-name="P1"/>
      <text:p text:style-name="P4">Ecos de la Palabra</text:p>
      <text:p text:style-name="P1"/>
      <text:p text:style-name="P1"><text:s text:c="82"/><text:span text:style-name="T1">GLORIA</text:span> <text:s text:c="55"/>(Gabriel)</text:p>
      <text:p text:style-name="P1"/>
      <text:list xml:id="list91322321665494" text:continue-numbering="true" text:style-name="WW8Num2">
        <text:list-item>
          <text:p text:style-name="P2">Lectura: Hechos 2, 1 – 11 </text:p>
        </text:list-item>
      </text:list>
      <text:p text:style-name="P1">Canto: <text:tab/><text:tab/><text:tab/>Pentecostés<text:tab/><text:tab/><text:tab/><text:tab/><text:tab/><text:tab/><text:tab/>(Iris)</text:p>
      <text:p text:style-name="P1"/>
      <text:list xml:id="list91321067096221" text:continue-numbering="true" text:style-name="WW8Num2">
        <text:list-item>
          <text:p text:style-name="P2">Lectura: 1 Corintios 12, 3b 7. 12 – 13 </text:p>
        </text:list-item>
      </text:list>
      <text:p text:style-name="P1">Canto: <text:tab/><text:tab/><text:tab/>Secuencia de Pentecostés<text:tab/><text:tab/><text:tab/><text:tab/><text:tab/>(Cristina)</text:p>
      <text:p text:style-name="P1"/>
      <text:p text:style-name="P1"><text:s text:c="73"/><text:span text:style-name="T1">Aleluya Pascual</text:span> <text:s text:c="48"/>(Gabriel)</text:p>
      <text:p text:style-name="P1"/>
      <text:list xml:id="list91321237418558" text:continue-numbering="true" text:style-name="WW8Num2">
        <text:list-item>
          <text:p text:style-name="P2">Evangelio: Juan 20, 19 – 23</text:p>
        </text:list-item>
      </text:list>
      <text:p text:style-name="P1"/>
      <text:p text:style-name="P4">Homilía</text:p>
      <text:p text:style-name="P1"/>
      <text:p text:style-name="P4">Credo</text:p>
      <text:p text:style-name="P1"/>
      <text:p text:style-name="P1"/>
      <text:p text:style-name="P1"/>
      <text:p text:style-name="P1"/>
      <text:p text:style-name="P4"><text:soft-page-break/>Oraciones de los fieles</text:p>
      <text:p text:style-name="P1"/>
      <text:p text:style-name="P3"><text:span text:style-name="T7">P/:<text:tab/></text:span>Oremos hermanos por la Iglesia, extendida por todo el universo; para que, impulsada por el Espíritu Santo, lleve el anuncio de la Buena Noticia a todos los hombres.</text:p>
      <text:p text:style-name="P1">R/:<text:tab/>Escúchanos, oh Señor.</text:p>
      <text:p text:style-name="P1"/>
      <text:p text:style-name="P3"><text:span text:style-name="T7">P/:<text:tab/></text:span>Oremos hermanos por todos los pueblos de la tierra y sus gobernantes; para que el Espíritu Santo abra los corazones de todos al Evangelio y los guíe hasta la verdad plena.</text:p>
      <text:p text:style-name="P1">R/:<text:tab/>Escúchanos, oh Señor.</text:p>
      <text:p text:style-name="P1"/>
      <text:p text:style-name="P3"><text:span text:style-name="T8">P/:<text:tab/></text:span>Oremos hermanos por todos los pobres de la tierra: enfermos, encarcelados, abandonados, aquellos que padecen necesidades; para que la venida del Espíritu Santo les consuele y ayude a conocer a Dios.</text:p>
      <text:p text:style-name="P1">R/:<text:tab/>Escúchanos, oh Señor.</text:p>
      <text:p text:style-name="P1"/>
      <text:p text:style-name="P3"><text:span text:style-name="T8">P/:<text:tab/></text:span>Oremos hermanos por todos nosotros, aquí reunidos; para que, iluminados y fortalecidos por el Espíritu Santo, podamos dar testimonio de nuestra fe.</text:p>
      <text:p text:style-name="P1">R/<text:tab/>Escúchanos, oh Señor.</text:p>
      <text:p text:style-name="P1"/>
      <text:p text:style-name="P1">Canto para la Paz: <text:tab/>Balaam<text:tab/><text:tab/><text:tab/><text:tab/><text:tab/><text:tab/><text:tab/><text:tab/>(Cristina)</text:p>
      <text:p text:style-name="P1"/>
      <text:p text:style-name="P4">Anáfora</text:p>
      <text:p text:style-name="P1"/>
      <text:p text:style-name="P1">Fracción del Pan: <text:tab/>Cordero de Dios<text:tab/><text:tab/><text:tab/><text:tab/><text:tab/><text:tab/>(Sergio)</text:p>
      <text:p text:style-name="P1"><text:tab/><text:tab/><text:tab/><text:tab/>El Señor m<text:span text:style-name="T8">e ha dado<text:tab/><text:tab/><text:tab/><text:tab/><text:tab/><text:tab/></text:span>(Gabriel)</text:p>
      <text:p text:style-name="P1"><text:tab/><text:tab/><text:tab/><text:tab/>María, Madre de la Iglesia<text:tab/><text:tab/><text:tab/><text:tab/><text:tab/>(Sergio)</text:p>
      <text:p text:style-name="P1"/>
      <text:p text:style-name="P1">Cáliz: <text:tab/><text:tab/><text:tab/>Un retoño brota del tronco de Jesé<text:tab/><text:tab/><text:tab/>(Liliana)</text:p>
      <text:p text:style-name="P1"><text:tab/><text:tab/><text:tab/><text:tab/>El Espíritu del Señor está sobre mí<text:tab/><text:tab/><text:tab/>(Samuel)</text:p>
      <text:p text:style-name="P1"/>
      <text:p text:style-name="P1">Canto Final: <text:tab/><text:tab/>Eres hermoso<text:tab/><text:tab/><text:tab/><text:tab/><text:tab/><text:tab/><text:tab/>(Iri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adornments="Mediu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NI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Apartados" style:family="paragraph" style:parent-style-name="Text_20_body_20_indent">
      <style:paragraph-properties fo:margin-left="1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fo:font-size="12pt" fo:language="es" fo:country="ES" fo:font-style="italic" fo:font-weight="bold" style:font-size-asian="12pt" style:font-style-asian="italic" style:font-weight-asian="bold" style:font-size-complex="12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turgia de Pentecostés</dc:title>
    <dc:subject/>
    <meta:keyword/>
    <dc:description/>
    <meta:initial-creator>Administración</meta:initial-creator>
    <meta:creation-date>2013-05-14T06:48:00</meta:creation-date>
    <dc:date>2021-05-11T09:13:20.388151033</dc:date>
    <meta:print-date>2006-06-02T16:39:00</meta:print-date>
    <meta:editing-cycles>4</meta:editing-cycles>
    <meta:editing-duration>PT9M55S</meta:editing-duration>
    <meta:document-statistic meta:table-count="0" meta:image-count="0" meta:object-count="0" meta:page-count="2" meta:paragraph-count="38" meta:word-count="305" meta:character-count="2141" meta:non-whitespace-character-count="1513"/>
    <meta:generator>LibreOffice/7.1.3.2$Linux_X86_64 LibreOffice_project/10$Build-2</meta:generator>
  </office:meta>
</office:document-meta>
</file>